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inspirationalYear70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pirationalYear7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buzzFort36</text:p>
          </table:table-cell>
          <table:table-cell table:style-name="ce11" table:number-columns-repeated="6"/>
          <table:table-cell table:style-name="ce3" office:value-type="string" calcext:value-type="string">
            <text:p>turboPython47</text:p>
          </table:table-cell>
          <table:table-cell table:style-name="ce11" table:number-columns-repeated="6"/>
          <table:table-cell table:style-name="ce3" office:value-type="string" calcext:value-type="string">
            <text:p>caretGalaxy39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hip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plug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at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ifestyl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universi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esson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optimu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aduat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nopol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arkup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as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otor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tiquett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rn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instr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ifespan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aem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mass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imeline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iz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hormone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hrin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acade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igger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i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eck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ranspor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understand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ynamo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estroom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undersco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ank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oki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fresh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mmi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rightRacket3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leftSpoon43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pirationalYear70" style:display-name="PageStyle_inspirationalYear7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1" meta:object-count="0"/>
    <meta:generator>LibreOfficeDev/6.0.5.2$Linux_X86_64 LibreOffice_project/</meta:generator>
  </office:meta>
</office:document-meta>
</file>